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fbe6" officeooo:paragraph-rsid="0003fbe6"/>
    </style:style>
    <style:style style:name="P2" style:family="paragraph" style:parent-style-name="Text_20_body">
      <style:text-properties officeooo:rsid="0003fbe6" officeooo:paragraph-rsid="0003fbe6"/>
    </style:style>
    <style:style style:name="P3" style:family="paragraph" style:parent-style-name="Text_20_body">
      <style:text-properties officeooo:rsid="0003fbe6" officeooo:paragraph-rsid="000aeceb"/>
    </style:style>
    <style:style style:name="P4" style:family="paragraph" style:parent-style-name="Text_20_body">
      <style:text-properties officeooo:rsid="0003fbe6" officeooo:paragraph-rsid="00040bf5"/>
    </style:style>
    <style:style style:name="P5" style:family="paragraph" style:parent-style-name="Standard">
      <style:text-properties officeooo:rsid="0001a36b" officeooo:paragraph-rsid="0001a36b"/>
    </style:style>
    <style:style style:name="P6" style:family="paragraph" style:parent-style-name="Standard">
      <style:text-properties officeooo:rsid="0002221c" officeooo:paragraph-rsid="0002221c"/>
    </style:style>
    <style:style style:name="P7" style:family="paragraph" style:parent-style-name="Text_20_body">
      <style:text-properties officeooo:rsid="0003cae7" officeooo:paragraph-rsid="0003cae7"/>
    </style:style>
    <style:style style:name="P8" style:family="paragraph" style:parent-style-name="Text_20_body">
      <style:text-properties officeooo:rsid="00040bf5" officeooo:paragraph-rsid="0007f9f8"/>
    </style:style>
    <style:style style:name="P9" style:family="paragraph" style:parent-style-name="Text_20_body">
      <style:text-properties officeooo:rsid="00040bf5" officeooo:paragraph-rsid="000aeceb"/>
    </style:style>
    <style:style style:name="P10" style:family="paragraph" style:parent-style-name="Text_20_body">
      <style:text-properties officeooo:paragraph-rsid="00040bf5"/>
    </style:style>
    <style:style style:name="P11" style:family="paragraph" style:parent-style-name="Text_20_body">
      <style:text-properties officeooo:rsid="0005465b" officeooo:paragraph-rsid="0005465b"/>
    </style:style>
    <style:style style:name="P12" style:family="paragraph" style:parent-style-name="Text_20_body">
      <style:text-properties officeooo:rsid="00065f86" officeooo:paragraph-rsid="00065f86"/>
    </style:style>
    <style:style style:name="P13" style:family="paragraph" style:parent-style-name="Text_20_body">
      <style:text-properties officeooo:rsid="00065f86" officeooo:paragraph-rsid="0007f9f8"/>
    </style:style>
    <style:style style:name="P14" style:family="paragraph" style:parent-style-name="Text_20_body">
      <style:text-properties officeooo:rsid="0011119b" officeooo:paragraph-rsid="0011119b"/>
    </style:style>
    <style:style style:name="P15" style:family="paragraph" style:parent-style-name="Text_20_body">
      <style:text-properties officeooo:rsid="0011ef96" officeooo:paragraph-rsid="0011ef96"/>
    </style:style>
    <style:style style:name="P16" style:family="paragraph" style:parent-style-name="Text_20_body">
      <style:text-properties fo:color="#c9211e" loext:opacity="100%" officeooo:rsid="0014f3ce" officeooo:paragraph-rsid="0014f3ce"/>
    </style:style>
    <style:style style:name="P17" style:family="paragraph" style:parent-style-name="Text_20_body">
      <style:text-properties officeooo:rsid="001264cd" officeooo:paragraph-rsid="001264cd"/>
    </style:style>
    <style:style style:name="P18" style:family="paragraph" style:parent-style-name="Text_20_body">
      <style:text-properties officeooo:rsid="00151528" officeooo:paragraph-rsid="00151528"/>
    </style:style>
    <style:style style:name="P19" style:family="paragraph" style:parent-style-name="Text_20_body">
      <style:text-properties officeooo:rsid="001572a3" officeooo:paragraph-rsid="001572a3"/>
    </style:style>
    <style:style style:name="P20" style:family="paragraph" style:parent-style-name="Text_20_body">
      <style:text-properties officeooo:rsid="00157c9f" officeooo:paragraph-rsid="00157c9f"/>
    </style:style>
    <style:style style:name="P21" style:family="paragraph" style:parent-style-name="Heading_20_2">
      <style:text-properties fo:language="en" fo:country="US" officeooo:rsid="00163d0e" officeooo:paragraph-rsid="00163d0e"/>
    </style:style>
    <style:style style:name="P22" style:family="paragraph" style:parent-style-name="Heading_20_2">
      <style:text-properties fo:language="en" fo:country="US" officeooo:rsid="0019c2d3" officeooo:paragraph-rsid="0019c2d3"/>
    </style:style>
    <style:style style:name="P23" style:family="paragraph" style:parent-style-name="Heading_20_2">
      <style:text-properties officeooo:rsid="0003fbe6" officeooo:paragraph-rsid="0003fbe6"/>
    </style:style>
    <style:style style:name="P24" style:family="paragraph" style:parent-style-name="Text_20_body">
      <style:text-properties officeooo:rsid="0019c2d3" officeooo:paragraph-rsid="0019c2d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f4c6" style:font-weight-asian="bold" style:font-weight-complex="bold"/>
    </style:style>
    <style:style style:name="T3" style:family="text">
      <style:text-properties officeooo:rsid="0002f4c6"/>
    </style:style>
    <style:style style:name="T4" style:family="text">
      <style:text-properties officeooo:rsid="0003cae7"/>
    </style:style>
    <style:style style:name="T5" style:family="text">
      <style:text-properties officeooo:rsid="0003fbe6"/>
    </style:style>
    <style:style style:name="T6" style:family="text">
      <style:text-properties officeooo:rsid="00040bf5"/>
    </style:style>
    <style:style style:name="T7" style:family="text">
      <style:text-properties officeooo:rsid="0007f9f8"/>
    </style:style>
    <style:style style:name="T8" style:family="text">
      <style:text-properties officeooo:rsid="000bb972"/>
    </style:style>
    <style:style style:name="T9" style:family="text">
      <style:text-properties fo:color="#c9211e" loext:opacity="100%" officeooo:rsid="000bb972"/>
    </style:style>
    <style:style style:name="T10" style:family="text">
      <style:text-properties fo:color="#c9211e" loext:opacity="100%" officeooo:rsid="000de9fa"/>
    </style:style>
    <style:style style:name="T11" style:family="text">
      <style:text-properties officeooo:rsid="000d6493"/>
    </style:style>
    <style:style style:name="T12" style:family="text">
      <style:text-properties officeooo:rsid="00163d0e"/>
    </style:style>
    <style:style style:name="T13" style:family="text">
      <style:text-properties officeooo:rsid="0016664c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19c2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KiCad</text:h>
      <text:p text:style-name="P16">How to set 1-layer PCB?</text:p>
      <text:h text:style-name="P22" text:outline-level="2">BOM generation</text:h>
      <text:p text:style-name="P24"><text:span text:style-name="T14">In schematic editor: Tools → Generate BOM</text:span></text:p>
      <text:p text:style-name="P24"><text:span text:style-name="T14">Most convenient BOM generator script is “bom_csv_grouped_extra”.</text:span></text:p>
      <text:h text:style-name="P21" text:outline-level="2">Symbol editor</text:h>
      <text:p text:style-name="P20">“<text:span text:style-name="T12">P</text:span>in name” set to “~{EN}” appears as inverted EN.</text:p>
      <text:p text:style-name="P20">“<text:span text:style-name="T12">P</text:span>in name” set to “~” is equivalent to empty name.</text:p>
      <text:h text:style-name="Heading_20_2" text:outline-level="2">Layers</text:h>
      <text:p text:style-name="P15">Edge.Cuts – phys<text:span text:style-name="T13">w</text:span>ical outline of a board. Some manufacturers want internal cutouts in this layer.</text:p>
      <text:p text:style-name="P17">Margin – some technical layer, does not have specific purpose. DRC does not check anything about it. Makes sense to use it for outlines of components. </text:p>
      <text:h text:style-name="Heading_20_2" text:outline-level="2">Routing hints</text:h>
      <text:p text:style-name="P18">Change track width “on fly” – Q</text:p>
      <text:p text:style-name="P19">Add via during routing - V</text:p>
      <text:p text:style-name="P18"/>
      <text:h text:style-name="Heading_20_1" text:outline-level="1">LTSpice</text:h>
      <text:p text:style-name="Text_20_body">1m – <text:span text:style-name="T6">1 milli, 1Meg – 1 mega.</text:span></text:p>
      <text:h text:style-name="Heading_20_2" text:outline-level="2">Hot keys</text:h>
      <text:p text:style-name="P5">Rotate: Ctrl+R</text:p>
      <text:p text:style-name="P5">Mirror: Ctrl+E</text:p>
      <text:p text:style-name="P1">View simulation logs(<text:span text:style-name="T1">with calculated outputs</text:span>): Ctrl+L</text:p>
      <text:h text:style-name="Heading_20_2" text:outline-level="2">Import custom model</text:h>
      <text:h text:style-name="P23" text:outline-level="2">Useful directives</text:h>
      <text:p text:style-name="P3">Define parameter:</text:p>
      <text:p text:style-name="P3"><text:tab/>.param my_param 1u</text:p>
      <text:p text:style-name="P9"><text:soft-page-break/>Use parameter as value for component(like resistance for resistor) – set “Value” to “{my_param}”.</text:p>
      <text:p text:style-name="P9"/>
      <text:p text:style-name="P4">Run operating point analysis: </text:p>
      <text:p text:style-name="P10"><text:tab/>.op</text:p>
      <text:p text:style-name="P10"/>
      <text:p text:style-name="P12">DC sweep:</text:p>
      <text:p text:style-name="P12"><text:tab/>.dc V1 0 2 1</text:p>
      <text:p text:style-name="P8">to <text:span text:style-name="T7">sweep source designated as V1</text:span> from 0 <text:span text:style-name="T7">to</text:span> 2 <text:span text:style-name="T7">and</text:span> inc. by 1 on each step.</text:p>
      <text:p text:style-name="P13"><text:tab/>.dc V1 <text:span text:style-name="T7">list </text:span>0 <text:span text:style-name="T7">1</text:span> <text:span text:style-name="T7">2</text:span></text:p>
      <text:p text:style-name="P8">to use values from the list.</text:p>
      <text:p text:style-name="P8"><text:tab/>.<text:span text:style-name="T8">dc param my_param 0 2 1 – </text:span><text:span text:style-name="T9">will work??</text:span></text:p>
      <text:p text:style-name="P2">.DC temp -10 80 100m</text:p>
      <text:p text:style-name="P2"><text:tab/><text:span text:style-name="T11">temp. sweep.</text:span></text:p>
      <text:p text:style-name="P10"><text:span text:style-name="T5">Sweep parameter</text:span><text:span text:style-name="T6">(any configured simulation will be repeated with different values of “my_param”)</text:span><text:span text:style-name="T5">:</text:span></text:p>
      <text:p text:style-name="P2"><text:tab/>.step param my_param 0 2 1</text:p>
      <text:p text:style-name="P2"><text:tab/>.step param my_param list 0 1, 2</text:p>
      <text:p text:style-name="P2"/>
      <text:p text:style-name="P2">.probe alli - ngspice directive that enables measurement and handling of all currents, a feature not present by default – <text:span text:style-name="T10">will work??</text:span></text:p>
      <text:p text:style-name="P2"/>
      <text:p text:style-name="P2">plot V(out)*I(R2)+V(N002)*I(R1) – <text:span text:style-name="T10">will work??</text:span></text:p>
      <text:h text:style-name="Heading_20_2" text:outline-level="2"><text:span text:style-name="T4">sw - v</text:span>oltage controlled switch</text:h>
      <text:p text:style-name="P6">Set property “Value” to “MYSW”, write directive:</text:p>
      <text:p text:style-name="P6"><text:tab/>.model PWR_SW SW(Ron=0.5 Roff=100Meg Vt=0.5 Vh=0.1)</text:p>
      <text:p text:style-name="P6">where Ron/Roff – close/open resistance; Vt – threshold; Vh – hysteresis(actual thresholds Vt +/- Vh, <text:span text:style-name="T1">not Vt +/- Vh/2</text:span>). <text:span text:style-name="T2">If Vh &lt; 0</text:span><text:span text:style-name="T3"> – switch changes resistance smoothly between Vt +/- Vh.</text:span></text:p>
      <text:h text:style-name="Heading_20_2" text:outline-level="2"><text:span text:style-name="T4">e, e2 - v</text:span>oltage controlled voltage source</text:h>
      <text:p text:style-name="P7">e2 is like e, but with vertically mirrored inputs.</text:p>
      <text:p text:style-name="P7"><text:span text:style-name="T1">To limit output</text:span> voltage to 3.5V set prop. “Value” to:</text:p>
      <text:p text:style-name="P7"><text:tab/>table=(-1u, 0, 1u, 3.5)</text:p>
      <text:p text:style-name="P7"><text:soft-page-break/>where -1u, 0 and 1u, 3.5 – are “input, output” pairs. There might be more pairs. If input signal is between 2 input values from table – output signal is interpolation of corresponting output values from table.</text:p>
      <text:p text:style-name="P11">g – voltage controlled current source</text:p>
      <text:p text:style-name="P11"><text:a xlink:type="simple" xlink:href="https://www.analog.com/en/resources/technical-articles/ltspice-simple-steps-to-import-third-party-models.html" text:style-name="Internet_20_link" text:visited-style-name="Visited_20_Internet_20_Link">https://www.analog.com/en/resources/technical-articles/ltspice-simple-steps-to-import-third-party-models.html</text:a></text:p>
      <text:p text:style-name="P14">PWL()</text:p>
      <text:p text:style-name="P14">FIND WHEN …</text:p>
      <text:p text:style-name="P14">https://ieee.li/pdf/viewgraphs/ltspice_creating_a_schematic_symbol.pdf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3T21:18:36.047000000</meta:creation-date>
    <dc:date>2024-12-13T14:11:08.316000000</dc:date>
    <meta:editing-duration>P1DT10H11M15S</meta:editing-duration>
    <meta:editing-cycles>26</meta:editing-cycles>
    <meta:generator>LibreOffice/7.6.3.2$Windows_X86_64 LibreOffice_project/29d686fea9f6705b262d369fede658f824154cc0</meta:generator>
    <meta:document-statistic meta:table-count="0" meta:image-count="0" meta:object-count="0" meta:page-count="3" meta:paragraph-count="54" meta:word-count="367" meta:character-count="2379" meta:non-whitespace-character-count="2038"/>
  </office:meta>
</office:document-meta>
</file>